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7.3cm" svg:height="6.2cm" svg:x="2.9cm" svg:y="4.3cm">
          <draw:text-box>
            <text:p>Juego de Plataformas</text:p>
            <text:p>- Crear el nivel</text:p>
            <text:p>- Personaje</text:p>
            <text:p>- Controles</text:p>
            <text:p>- Game loop (s-go-rest)</text:p>
            <text:p>- Coleccionables</text:p>
            <text:p>- Obstáculos</text:p>
            <text:p>- GUI</text:p>
          </draw:text-box>
        </draw:frame>
        <draw:frame draw:style-name="gr2" draw:text-style-name="P1" draw:layer="layout" svg:width="5.967cm" svg:height="5.939cm" svg:x="12.1cm" svg:y="4.8cm">
          <draw:text-box>
            <text:p>- Diseño del nivel</text:p>
            <text:p>- Animaciones 2D</text:p>
            <text:p>- Físicas 2D</text:p>
            <text:p>- Controles</text:p>
            <text:p>- Coleccionables</text:p>
            <text:p>- Datos de jugador</text:p>
            <text:p>- Puntuación / Max.</text:p>
            <text:p>- U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1:14:59.194729434</meta:creation-date>
    <dc:date>2019-01-31T13:41:59.631420327</dc:date>
    <meta:editing-duration>PT1H15M43S</meta:editing-duration>
    <meta:editing-cycles>2</meta:editing-cycles>
    <meta:generator>LibreOffice/6.0.7.3$Linux_X86_64 LibreOffice_project/00m0$Build-3</meta:generator>
    <meta:document-statistic meta:object-count="2"/>
  </office:meta>
</office:document-meta>
</file>